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2" style:family="paragraph" style:parent-style-name="Heading1_20_Without_20_Numbering" style:master-page-name="Appendix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3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3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3471344957636612954" text:style-name="Appendix_20_Numbering">
        <text:list-item>
          <text:p text:style-name="P2">XML Schema for jdo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>&lt;xs:schema targetNamespace="https://db.apache.org/jdo/xmlns/jdo"</text:p>
      <text:p text:style-name="P1"><text:s text:c="11"/>xmlns="https://db.apache.org/jdo/xmlns/jdo"</text:p>
      <text:p text:style-name="P1"><text:s text:c="11"/>xmlns:xs="http://www.w3.org/2001/XMLSchema"</text:p>
      <text:p text:style-name="P1"><text:s text:c="11"/>version="3.2"&gt;</text:p>
      <text:p text:style-name="P1"><text:s text:c="4"/>&lt;xs:element name="jdo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package"/&gt;</text:p>
      <text:p text:style-name="P1"><text:s text:c="16"/>&lt;xs:element ref="query"/&gt;</text:p>
      <text:p text:style-name="P1"><text:s text:c="16"/>&lt;xs:element ref="fetch-plan"/&gt;</text:p>
      <text:p text:style-name="P1"><text:s text:c="12"/>&lt;/xs:choice&gt;</text:p>
      <text:p text:style-name="P1"><text:s text:c="12"/>&lt;xs:attributeGroup ref="attlist.jdo"/&gt;</text:p>
      <text:p text:style-name="P1"><text:s text:c="8"/>&lt;/xs:complexType&gt;</text:p>
      <text:p text:style-name="P1"><text:s text:c="4"/>&lt;/xs:element&gt;</text:p>
      <text:p text:style-name="P1"><text:s text:c="4"/>&lt;xs:attributeGroup name="attlist.jdo"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fetch-plan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fetch-group"/&gt;</text:p>
      <text:p text:style-name="P1"><text:s text:c="12"/>&lt;/xs:choice&gt;</text:p>
      <text:p text:style-name="P1"><text:s text:c="12"/>&lt;xs:attributeGroup ref="attlist.fetch-pla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etch-plan"&gt;</text:p>
      <text:p text:style-name="P1"><text:s text:c="8"/>&lt;xs:attribute name="name" default=""/&gt;</text:p>
      <text:p text:style-name="P1"><text:s text:c="8"/>&lt;xs:attribute name="max-fetch-depth" default="1"/&gt;</text:p>
      <text:p text:style-name="P1"><text:s text:c="8"/>&lt;xs:attribute name="fetch-size" default="0"/&gt;</text:p>
      <text:p text:style-name="P1"><text:s text:c="4"/>&lt;/xs:attributeGroup&gt;</text:p>
      <text:p text:style-name="P1"><text:s text:c="4"/>&lt;xs:element name="package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oft-page-break/><text:s text:c="16"/>&lt;xs:element ref="interface"/&gt;</text:p>
      <text:p text:style-name="P1"><text:s text:c="16"/>&lt;xs:element ref="class"/&gt;</text:p>
      <text:p text:style-name="P1"><text:s text:c="16"/>&lt;xs:element ref="sequence"/&gt;</text:p>
      <text:p text:style-name="P1"><text:s text:c="12"/>&lt;/xs:choice&gt;</text:p>
      <text:p text:style-name="P1"><text:s text:c="12"/>&lt;xs:attributeGroup ref="attlist.packag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ackage"&gt;</text:p>
      <text:p text:style-name="P1"><text:s text:c="8"/>&lt;xs:attribute name="name" default="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interfac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property"/&gt;</text:p>
      <text:p text:style-name="P1"><text:s text:c="16"/>&lt;xs:element ref="query"/&gt;</text:p>
      <text:p text:style-name="P1"><text:s text:c="16"/>&lt;xs:element ref="fetch-group"/&gt;</text:p>
      <text:p text:style-name="P1"><text:s text:c="12"/>&lt;/xs:choice&gt;</text:p>
      <text:p text:style-name="P1"><text:s text:c="12"/>&lt;xs:attributeGroup ref="attlist.interfa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terface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identity-typ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datastore"/&gt;</text:p>
      <text:p text:style-name="P1"><text:s text:c="20"/>&lt;xs:enumeration value="application"/&gt;</text:p>
      <text:p text:style-name="P1"><text:s text:c="20"/>&lt;xs:enumeration value="nondurabl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objectid-class"/&gt;</text:p>
      <text:p text:style-name="P1"><text:s text:c="8"/>&lt;xs:attribute name="requires-extent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oft-page-break/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tach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-onl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atalog"/&gt;</text:p>
      <text:p text:style-name="P1"><text:s text:c="8"/>&lt;xs:attribute name="schema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-rea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proper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 and map,</text:p>
      <text:p text:style-name="P1"><text:s text:c="20"/>- join</text:p>
      <text:p text:style-name="P1"><text:s text:c="20"/>- embedded</text:p>
      <text:p text:style-name="P1"><text:soft-page-break/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ref="array"/&gt;</text:p>
      <text:p text:style-name="P1"><text:s text:c="20"/>&lt;xs:element ref="collection"/&gt;</text:p>
      <text:p text:style-name="P1"><text:s text:c="20"/>&lt;xs:element ref="map"/&gt;</text:p>
      <text:p text:style-name="P1"><text:s text:c="16"/>&lt;/xs:choice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proper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operty"&gt;</text:p>
      <text:p text:style-name="P1"><text:s text:c="8"/>&lt;xs:attribute name="name" use="required"/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t"/&gt;</text:p>
      <text:p text:style-name="P1"><text:s text:c="20"/>&lt;xs:enumeration value="transactional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fetch-group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load-fetch-group"/&gt;</text:p>
      <text:p text:style-name="P1"><text:s text:c="8"/>&lt;xs:attribute name="null-value" default="non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default"/&gt;</text:p>
      <text:p text:style-name="P1"><text:s text:c="20"/>&lt;xs:enumeration value="exception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oft-page-break/><text:s text:c="8"/>&lt;xs:attribute name="depend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rimary-key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value-strategy"/&gt;</text:p>
      <text:p text:style-name="P1"><text:s text:c="8"/>&lt;xs:attribute name="sequence"/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field-type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recursion-depth"/&gt;</text:p>
      <text:p text:style-name="P1"><text:s text:c="8"/>&lt;xs:attribute name="field-name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las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implements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colum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query"/&gt;</text:p>
      <text:p text:style-name="P1"><text:s text:c="16"/>&lt;xs:element ref="fetch-group"/&gt;</text:p>
      <text:p text:style-name="P1"><text:soft-page-break/><text:s text:c="12"/>&lt;/xs:choice&gt;</text:p>
      <text:p text:style-name="P1"><text:s text:c="12"/>&lt;xs:attributeGroup ref="attlist.clas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lass"&gt;</text:p>
      <text:p text:style-name="P1"><text:s text:c="8"/>&lt;xs:attribute name="name" use="required"/&gt;</text:p>
      <text:p text:style-name="P1"><text:s text:c="8"/>&lt;xs:attribute name="identity-typ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application"/&gt;</text:p>
      <text:p text:style-name="P1"><text:s text:c="20"/>&lt;xs:enumeration value="datastore"/&gt;</text:p>
      <text:p text:style-name="P1"><text:s text:c="20"/>&lt;xs:enumeration value="nondurabl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objectid-class"/&gt;</text:p>
      <text:p text:style-name="P1"><text:s text:c="8"/>&lt;xs:attribute name="table"/&gt;</text:p>
      <text:p text:style-name="P1"><text:s text:c="8"/>&lt;xs:attribute name="requires-extent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ersistence-capable-superclass"/&gt;</text:p>
      <text:p text:style-name="P1"><text:s text:c="8"/>&lt;xs:attribute name="detach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-onl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ce-capable"/&gt;</text:p>
      <text:p text:style-name="P1"><text:s text:c="20"/>&lt;xs:enumeration value="persistence-aware"/&gt;</text:p>
      <text:p text:style-name="P1"><text:s text:c="20"/>&lt;xs:enumeration value="non-persistent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atalog"/&gt;</text:p>
      <text:p text:style-name="P1"><text:s text:c="8"/>&lt;xs:attribute name="schema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oft-page-break/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-rea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primary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primary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imary-key"&gt;</text:p>
      <text:p text:style-name="P1"><text:s text:c="8"/>&lt;xs:attribute name="name"/&gt;</text:p>
      <text:p text:style-name="P1"><text:s text:c="8"/>&lt;xs:attribute name="column"/&gt;</text:p>
      <text:p text:style-name="P1"><text:s text:c="4"/>&lt;/xs:attributeGroup&gt;</text:p>
      <text:p text:style-name="P1"><text:s text:c="4"/>&lt;xs:element name="joi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primary-key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primary-key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join"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"attlist.join"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outer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ersio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vers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ersion"&gt;</text:p>
      <text:p text:style-name="P1"><text:soft-page-break/><text:s text:c="8"/>&lt;xs:attribute name="strategy"/&gt;</text:p>
      <text:p text:style-name="P1"><text:s text:c="8"/>&lt;xs:attribute name="column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datastore-identi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datastore-identi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atastore-identity"&gt;</text:p>
      <text:p text:style-name="P1"><text:s text:c="8"/>&lt;xs:attribute name="column"/&gt;</text:p>
      <text:p text:style-name="P1"><text:s text:c="8"/>&lt;xs:attribute name="strategy" default="native"/&gt;</text:p>
      <text:p text:style-name="P1"><text:s text:c="8"/>&lt;xs:attribute name="sequence"/&gt;</text:p>
      <text:p text:style-name="P1"><text:s text:c="4"/>&lt;/xs:attributeGroup&gt;</text:p>
      <text:p text:style-name="P1"><text:s text:c="4"/>&lt;xs:element name="implement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implement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mplements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inheritanc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discriminator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inherita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heritance"&gt;</text:p>
      <text:p text:style-name="P1"><text:s text:c="8"/>&lt;xs:attribute name="strategy"/&gt;</text:p>
      <text:p text:style-name="P1"><text:soft-page-break/><text:s text:c="4"/>&lt;/xs:attributeGroup&gt;</text:p>
      <text:p text:style-name="P1"><text:s text:c="4"/>&lt;xs:element name="discriminato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discriminato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iscriminator"&gt;</text:p>
      <text:p text:style-name="P1"><text:s text:c="8"/>&lt;xs:attribute name="column"/&gt;</text:p>
      <text:p text:style-name="P1"><text:s text:c="8"/>&lt;xs:attribute name="value"/&gt;</text:p>
      <text:p text:style-name="P1"><text:s text:c="8"/>&lt;xs:attribute name="strategy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olum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um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umn"&gt;</text:p>
      <text:p text:style-name="P1"><text:s text:c="8"/>&lt;xs:attribute name="name"/&gt;</text:p>
      <text:p text:style-name="P1"><text:s text:c="8"/>&lt;xs:attribute name="target"/&gt;</text:p>
      <text:p text:style-name="P1"><text:s text:c="8"/>&lt;xs:attribute name="target-field"/&gt;</text:p>
      <text:p text:style-name="P1"><text:s text:c="8"/>&lt;xs:attribute name="jdbc-type"/&gt;</text:p>
      <text:p text:style-name="P1"><text:s text:c="8"/>&lt;xs:attribute name="sql-type"/&gt;</text:p>
      <text:p text:style-name="P1"><text:s text:c="8"/>&lt;xs:attribute name="length"/&gt;</text:p>
      <text:p text:style-name="P1"><text:s text:c="8"/>&lt;xs:attribute name="scale"/&gt;</text:p>
      <text:p text:style-name="P1"><text:s text:c="8"/>&lt;xs:attribute name="allows-null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value"/&gt;</text:p>
      <text:p text:style-name="P1"><text:s text:c="8"/>&lt;xs:attribute name="insert-value"/&gt;</text:p>
      <text:p text:style-name="P1"><text:soft-page-break/><text:tab/><text:tab/>&lt;xs:attribute name="position"/&gt;</text:p>
      <text:p text:style-name="P1"><text:s text:c="4"/>&lt;/xs:attributeGroup&gt;</text:p>
      <text:p text:style-name="P1"><text:s text:c="4"/>&lt;xs:element name="fiel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, and map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ref="array"/&gt;</text:p>
      <text:p text:style-name="P1"><text:s text:c="20"/>&lt;xs:element ref="collection"/&gt;</text:p>
      <text:p text:style-name="P1"><text:s text:c="20"/>&lt;xs:element ref="map"/&gt;</text:p>
      <text:p text:style-name="P1"><text:s text:c="16"/>&lt;/xs:choice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fiel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ield"&gt;</text:p>
      <text:p text:style-name="P1"><text:s text:c="8"/>&lt;xs:attribute name="name" use="required"/&gt;</text:p>
      <text:p text:style-name="P1"><text:s text:c="8"/>&lt;xs:attribute name="persistence-modifier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persistent"/&gt;</text:p>
      <text:p text:style-name="P1"><text:s text:c="20"/>&lt;xs:enumeration value="transactional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field-type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primary-key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oft-page-break/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ull-value" default="non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exception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fetch-group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embedd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value-strategy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quence"/&gt;</text:p>
      <text:p text:style-name="P1"><text:s text:c="8"/>&lt;xs:attribute name="load-fetch-group"/&gt;</text:p>
      <text:p text:style-name="P1"><text:s text:c="8"/>&lt;xs:attribute name="recursion-depth"/&gt;</text:p>
      <text:p text:style-name="P1"><text:s text:c="8"/>&lt;xs:attribute name="mapped-by"/&gt;</text:p>
      <text:p text:style-name="P1"><text:s text:c="8"/>&lt;xs:attribute name="cacheable" default="tr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foreign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and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foreign-key"/&gt;</text:p>
      <text:p text:style-name="P1"><text:soft-page-break/><text:s text:c="8"/>&lt;/xs:complexType&gt;</text:p>
      <text:p text:style-name="P1"><text:s text:c="4"/>&lt;/xs:element&gt;</text:p>
      <text:p text:style-name="P1"><text:s text:c="4"/>&lt;xs:attributeGroup name="attlist.foreign-key"&gt;</text:p>
      <text:p text:style-name="P1"><text:s text:c="8"/>&lt;xs:attribute name="table"/&gt;</text:p>
      <text:p text:style-name="P1"><text:s text:c="8"/>&lt;xs:attribute name="defer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ame"/&gt;</text:p>
      <text:p text:style-name="P1"><text:s text:c="4"/>&lt;/xs:attributeGroup&gt;</text:p>
      <text:p text:style-name="P1"><text:s text:c="4"/>&lt;xs:element name="collectio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lect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lection"&gt;</text:p>
      <text:p text:style-name="P1"><text:s text:c="8"/>&lt;xs:attribute name="element-type"/&gt;</text:p>
      <text:p text:style-name="P1"><text:s text:c="8"/>&lt;xs:attribute name="embedded-element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map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map"/&gt;</text:p>
      <text:p text:style-name="P1"><text:s text:c="8"/>&lt;/xs:complexType&gt;</text:p>
      <text:p text:style-name="P1"><text:s text:c="4"/>&lt;/xs:element&gt;</text:p>
      <text:p text:style-name="P1"><text:s text:c="4"/>&lt;xs:attributeGroup name="attlist.map"&gt;</text:p>
      <text:p text:style-name="P1"><text:s text:c="8"/>&lt;xs:attribute name="key-type"/&gt;</text:p>
      <text:p text:style-name="P1"><text:s text:c="8"/>&lt;xs:attribute name="embedded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key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value-type"/&gt;</text:p>
      <text:p text:style-name="P1"><text:s text:c="8"/>&lt;xs:attribute name="embedded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val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key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oft-page-break/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al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oft-page-break/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val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alue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array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arra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array"&gt;</text:p>
      <text:p text:style-name="P1"><text:s text:c="8"/>&lt;xs:attribute name="element-type"/&gt;</text:p>
      <text:p text:style-name="P1"><text:s text:c="8"/>&lt;xs:attribute name="embedd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pendent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rialized-elemen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lement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oft-page-break/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element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lement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oft-page-break/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orde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orde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der"&gt;</text:p>
      <text:p text:style-name="P1"><text:s text:c="8"/>&lt;xs:attribute name="column"/&gt;</text:p>
      <text:p text:style-name="P1"><text:s text:c="8"/>&lt;xs:attribute name="mapped-by"/&gt;</text:p>
      <text:p text:style-name="P1"><text:s text:c="4"/>&lt;/xs:attributeGroup&gt;</text:p>
      <text:p text:style-name="P1"><text:s text:c="4"/>&lt;xs:element name="fetch-group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etch-group"/&gt;</text:p>
      <text:p text:style-name="P1"><text:s text:c="16"/>&lt;xs:element ref="field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fetch-group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etch-group"&gt;</text:p>
      <text:p text:style-name="P1"><text:s text:c="8"/>&lt;xs:attribute name="name" use="required"/&gt;</text:p>
      <text:p text:style-name="P1"><text:s text:c="8"/>&lt;xs:attribute name="post-loa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mbedde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embedded"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"attlist.embedded"&gt;</text:p>
      <text:p text:style-name="P1"><text:s text:c="8"/>&lt;xs:attribute name="owner-field"/&gt;</text:p>
      <text:p text:style-name="P1"><text:s text:c="8"/>&lt;xs:attribute name="null-indicator-column"/&gt;</text:p>
      <text:p text:style-name="P1"><text:s text:c="8"/>&lt;xs:attribute name="null-indicator-value"/&gt;</text:p>
      <text:p text:style-name="P1"><text:s text:c="4"/>&lt;/xs:attributeGroup&gt;</text:p>
      <text:p text:style-name="P1"><text:s text:c="4"/>&lt;xs:element name="sequence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seque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sequence"&gt;</text:p>
      <text:p text:style-name="P1"><text:s text:c="8"/>&lt;xs:attribute name="name" use="required"/&gt;</text:p>
      <text:p text:style-name="P1"><text:s text:c="8"/>&lt;xs:attribute name="datastore-sequence"/&gt;</text:p>
      <text:p text:style-name="P1"><text:s text:c="8"/>&lt;xs:attribute name="factory-class"/&gt;</text:p>
      <text:p text:style-name="P1"><text:s text:c="8"/>&lt;xs:attribute name="strategy" use="requi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nontransactional"/&gt;</text:p>
      <text:p text:style-name="P1"><text:s text:c="20"/>&lt;xs:enumeration value="contiguous"/&gt;</text:p>
      <text:p text:style-name="P1"><text:s text:c="20"/>&lt;xs:enumeration value="noncontiguous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allocation-size" default="50"/&gt;</text:p>
      <text:p text:style-name="P1"><text:s text:c="8"/>&lt;xs:attribute name="initial-value" default="1"/&gt;</text:p>
      <text:p text:style-name="P1"><text:s text:c="4"/>&lt;/xs:attributeGroup&gt;</text:p>
      <text:p text:style-name="P1"><text:s text:c="4"/>&lt;xs:element name="index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index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dex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uniqu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oft-page-break/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query"&gt;</text:p>
      <text:p text:style-name="P1"><text:s text:c="8"/>&lt;xs:complexType mixed="true"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quer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query"&gt;</text:p>
      <text:p text:style-name="P1"><text:s text:c="8"/>&lt;xs:attribute name="name" use="required"/&gt;</text:p>
      <text:p text:style-name="P1"><text:s text:c="8"/>&lt;xs:attribute name="language"/&gt;</text:p>
      <text:p text:style-name="P1"><text:s text:c="8"/>&lt;xs:attribute name="unmodifi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result-class"/&gt;</text:p>
      <text:p text:style-name="P1"><text:s text:c="8"/>&lt;xs:attribute name="fetch-plan"/&gt;</text:p>
      <text:p text:style-name="P1"><text:s text:c="4"/>&lt;/xs:attributeGroup&gt;</text:p>
      <text:p text:style-name="P1"><text:s text:c="4"/>&lt;xs:element name="uniq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uniq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unique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deferred" default="false"&gt;</text:p>
      <text:p text:style-name="P1"><text:s text:c="12"/>&lt;xs:simpleType&gt;</text:p>
      <text:p text:style-name="P1"><text:soft-page-break/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xtension"&gt;</text:p>
      <text:p text:style-name="P1"><text:s text:c="8"/>&lt;xs:complexType&gt;</text:p>
      <text:p text:style-name="P1"><text:s text:c="12"/>&lt;xs:complexContent&gt;</text:p>
      <text:p text:style-name="P1"><text:s text:c="16"/>&lt;xs:extension base="any"&gt;</text:p>
      <text:p text:style-name="P1"><text:s text:c="20"/>&lt;xs:attributeGroup ref="attlist.extension"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 text:c="4"/>&lt;xs:attributeGroup name="attlist.extension"&gt;</text:p>
      <text:p text:style-name="P1"><text:s text:c="8"/>&lt;xs:attribute name="vendor-name" use="required"/&gt;</text:p>
      <text:p text:style-name="P1"><text:s text:c="8"/>&lt;xs:attribute name="key"/&gt;</text:p>
      <text:p text:style-name="P1"><text:s text:c="8"/>&lt;xs:attribute name="value"/&gt;</text:p>
      <text:p text:style-name="P1"><text:s text:c="4"/>&lt;/xs:attributeGroup&gt;</text:p>
      <text:p text:style-name="P1"><text:s text:c="4"/>&lt;xs:complexType name="any" mixed="true"&gt;</text:p>
      <text:p text:style-name="P1"><text:s text:c="8"/>&lt;xs:sequence&gt;</text:p>
      <text:p text:style-name="P1"><text:s text:c="12"/>&lt;xs:any minOccurs="0" maxOccurs="unbounded" processContents="skip"/&gt;</text:p>
      <text:p text:style-name="P1"><text:s text:c="8"/>&lt;/xs:sequence&gt;</text:p>
      <text:p text:style-name="P1"><text:s text:c="4"/>&lt;/xs:complexType&gt;</text:p>
      <text:p text:style-name="P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6</meta:editing-cycles>
    <meta:creation-date>2012-06-24T14:10:55.11</meta:creation-date>
    <meta:editing-duration>PT20M58S</meta:editing-duration>
    <meta:generator>OpenOffice/4.1.10$Unix OpenOffice.org_project/4110m2$Build-9807</meta:generator>
    <dc:title>JDO_Chapter</dc:title>
    <dc:date>2022-05-01T11:46:21</dc:date>
    <dc:creator>Michael Bouschen</dc:creator>
    <meta:document-statistic meta:table-count="0" meta:image-count="0" meta:object-count="0" meta:page-count="25" meta:paragraph-count="1367" meta:word-count="2527" meta:character-count="542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